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2"/>
          <table:table-cell office:value-type="string">
            <text:p>software</text:p>
          </table:table-cell>
          <table:table-cell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bea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ter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 on rai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reensho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p-dow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rld Wide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5/03/2009</text:date>, <text:time>15.23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9-03-05T15:23:28</dc:date>
    <meta:editing-cycles>17</meta:editing-cycles>
    <meta:editing-duration>PT3H37M35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